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4" style:family="paragraph" style:parent-style-name="Standard">
      <style:text-properties fo:color="#cccccc" style:font-name="Consolas" fo:font-size="10.5pt" style:text-underline-style="none" fo:font-weight="normal" fo:background-color="#1f1f1f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ccccc" style:font-name="Consolas" fo:font-size="10.5pt" fo:background-color="#1f1f1f"/>
    </style:style>
    <style:style style:name="T5" style:family="text">
      <style:text-properties fo:color="#808080"/>
    </style:style>
    <style:style style:name="T6" style:family="text">
      <style:text-properties fo:color="#808080" style:font-name="Consolas" fo:font-size="10.5pt" fo:font-weight="normal"/>
    </style:style>
    <style:style style:name="T7" style:family="text">
      <style:text-properties fo:color="#569cd6"/>
    </style:style>
    <style:style style:name="T8" style:family="text">
      <style:text-properties fo:color="#569cd6" style:font-name="Consolas" fo:font-size="10.5pt" fo:font-weight="normal"/>
    </style:style>
    <style:style style:name="T9" style:family="text">
      <style:text-properties fo:color="#9cdcfe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9cdcfe" style:font-name="Consolas" fo:font-size="10.5pt" fo:background-color="#1f1f1f"/>
    </style:style>
    <style:style style:name="T12" style:family="text">
      <style:text-properties fo:color="#d4d4d4"/>
    </style:style>
    <style:style style:name="T13" style:family="text">
      <style:text-properties fo:color="#d4d4d4" style:font-name="Consolas" fo:font-size="10.5pt" fo:font-weight="normal"/>
    </style:style>
    <style:style style:name="T14" style:family="text">
      <style:text-properties fo:color="#d4d4d4" style:font-name="Consolas" fo:font-size="10.5pt" fo:background-color="#1f1f1f"/>
    </style:style>
    <style:style style:name="T15" style:family="text">
      <style:text-properties fo:color="#ce9178"/>
    </style:style>
    <style:style style:name="T16" style:family="text">
      <style:text-properties fo:color="#ce9178" style:font-name="Consolas" fo:font-size="10.5pt" fo:font-weight="normal"/>
    </style:style>
    <style:style style:name="T17" style:family="text">
      <style:text-properties fo:color="#4fc1ff"/>
    </style:style>
    <style:style style:name="T18" style:family="text">
      <style:text-properties fo:color="#4fc1ff" style:font-name="Consolas" fo:font-size="10.5pt" fo:font-weight="normal"/>
    </style:style>
    <style:style style:name="T19" style:family="text">
      <style:text-properties fo:color="#4fc1ff" style:font-name="Consolas" fo:font-size="10.5pt" fo:background-color="#1f1f1f"/>
    </style:style>
    <style:style style:name="T20" style:family="text">
      <style:text-properties fo:color="#dcdcaa"/>
    </style:style>
    <style:style style:name="T21" style:family="text">
      <style:text-properties fo:color="#dcdcaa" style:font-name="Consolas" fo:font-size="10.5pt" fo:font-weight="normal"/>
    </style:style>
    <style:style style:name="T22" style:family="text">
      <style:text-properties fo:color="#dcdcaa" style:font-name="Consolas" fo:font-size="10.5pt" fo:background-color="#1f1f1f"/>
    </style:style>
    <style:style style:name="T23" style:family="text">
      <style:text-properties style:text-underline-style="none" style:font-weight-asian="normal" style:font-weight-complex="normal"/>
    </style:style>
    <style:style style:name="T24" style:family="text">
      <style:text-properties fo:color="#c586c0"/>
    </style:style>
    <style:style style:name="T25" style:family="text">
      <style:text-properties fo:color="#c586c0" style:font-name="Consolas" fo:font-size="10.5pt" fo:font-weight="normal"/>
    </style:style>
    <style:style style:name="T26" style:family="text">
      <style:text-properties fo:color="#6a9955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><text:tab/><text:tab/><text:tab/><text:tab/><text:tab/><text:span text:style-name="T1">Crud – edit</text:span></text:p>
      <text:p text:style-name="Standard"><text:span text:style-name="T1"/></text:p>
      <text:p text:style-name="P2">step 1: <text:s/>create jsx</text:p>
      <text:p text:style-name="P4">Name:</text:p>
      <text:p text:style-name="P5">        <text:span text:style-name="T6">&lt;</text:span><text:span text:style-name="T8">input</text:span></text:p>
      <text:p text:style-name="P5">          <text:span text:style-name="T10">type</text:span><text:span text:style-name="T13">=</text:span><text:span text:style-name="T16">"text"</text:span></text:p>
      <text:p text:style-name="P5">          <text:span text:style-name="T10">value</text:span><text:span text:style-name="T13">=</text:span><text:span text:style-name="T8">{</text:span><text:span text:style-name="T18">name</text:span><text:span text:style-name="T8">}</text:span></text:p>
      <text:p text:style-name="P5">          <text:span text:style-name="T10">placeholder</text:span><text:span text:style-name="T13">=</text:span><text:span text:style-name="T16">"Enter name"</text:span><text:span text:style-name="T3"> </text:span></text:p>
      <text:p text:style-name="P5">          <text:span text:style-name="T10">onChange</text:span><text:span text:style-name="T13">=</text:span><text:span text:style-name="T8">{</text:span><text:span text:style-name="T13">(</text:span><text:span text:style-name="T10">e</text:span><text:span text:style-name="T13">)</text:span><text:span text:style-name="T8">=&gt;</text:span><text:span text:style-name="T21">setName</text:span><text:span text:style-name="T13">(</text:span><text:span text:style-name="T10">e</text:span><text:span text:style-name="T13">.</text:span><text:span text:style-name="T10">target</text:span><text:span text:style-name="T13">.</text:span><text:span text:style-name="T10">value</text:span><text:span text:style-name="T13">)</text:span><text:span text:style-name="T8">}</text:span></text:p>
      <text:p text:style-name="P5">          <text:span text:style-name="T6">/&gt;</text:span></text:p>
      <text:p text:style-name="P4"><text:span text:style-name="T5">&lt;</text:span><text:span text:style-name="T7">input</text:span> <text:span text:style-name="T9">type</text:span><text:span text:style-name="T12">=</text:span><text:span text:style-name="T15">"submit"</text:span> <text:span text:style-name="T9">onClick</text:span><text:span text:style-name="T12">=</text:span><text:span text:style-name="T7">{</text:span><text:span text:style-name="T12">(</text:span><text:span text:style-name="T9">e</text:span><text:span text:style-name="T12">)</text:span><text:span text:style-name="T7">=&gt;</text:span><text:span text:style-name="T20">handleSubmit</text:span><text:span text:style-name="T12">(</text:span><text:span text:style-name="T9">e</text:span><text:span text:style-name="T12">)</text:span><text:span text:style-name="T7">}</text:span> <text:span text:style-name="T9">value</text:span><text:span text:style-name="T12">=</text:span><text:span text:style-name="T15">"Update"</text:span><text:span text:style-name="T5">/&gt;</text:span></text:p>
      <text:p text:style-name="P2"/>
      <text:p text:style-name="P2">step 2: create state </text:p>
      <text:p text:style-name="P2"/>
      <text:p text:style-name="P4"><text:span text:style-name="T7">const</text:span> [<text:span text:style-name="T17">name</text:span>, <text:span text:style-name="T20">setName</text:span>] <text:span text:style-name="T12">=</text:span> <text:span text:style-name="T20">useState</text:span>(<text:span text:style-name="T15">''</text:span>);</text:p>
      <text:p text:style-name="P5">    <text:span text:style-name="T8">const</text:span><text:span text:style-name="T3"> [</text:span><text:span text:style-name="T18">age</text:span><text:span text:style-name="T3">, </text:span><text:span text:style-name="T21">setAge</text:span><text:span text:style-name="T3">] </text:span><text:span text:style-name="T13">=</text:span><text:span text:style-name="T3"> </text:span><text:span text:style-name="T21">useState</text:span><text:span text:style-name="T3">(</text:span><text:span text:style-name="T16">''</text:span><text:span text:style-name="T3">);</text:span></text:p>
      <text:p text:style-name="P5">    <text:span text:style-name="T8">const</text:span><text:span text:style-name="T3"> [</text:span><text:span text:style-name="T18">id</text:span><text:span text:style-name="T3">, </text:span><text:span text:style-name="T21">setId</text:span><text:span text:style-name="T3">] </text:span><text:span text:style-name="T13">=</text:span><text:span text:style-name="T3"> </text:span><text:span text:style-name="T21">useState</text:span><text:span text:style-name="T3">(</text:span><text:span text:style-name="T16">''</text:span><text:span text:style-name="T3">);</text:span></text:p>
      <text:p text:style-name="P2"/>
      <text:p text:style-name="P2">step 3: create navigate to redirect page</text:p>
      <text:p text:style-name="P2"/>
      <text:p text:style-name="P4"><text:span text:style-name="T7">const</text:span> <text:span text:style-name="T20">history</text:span> <text:span text:style-name="T12">=</text:span> <text:span text:style-name="T20">useNavigate</text:span>();</text:p>
      <text:p text:style-name="P2"/>
      <text:p text:style-name="P2">step 4: create <text:span text:style-name="T2">handleSubmit</text:span> action function</text:p>
      <text:p text:style-name="P2"/>
      <text:p text:style-name="P4"><text:span text:style-name="T7">const</text:span> <text:span text:style-name="T20">handleSubmit</text:span> <text:span text:style-name="T12">=</text:span> (<text:span text:style-name="T9">e</text:span>)<text:span text:style-name="T7">=&gt;</text:span>{</text:p>
      <text:p text:style-name="P2"/>
      <text:p text:style-name="P1"><text:span text:style-name="T23"><text:s text:c="2"/></text:span><text:span text:style-name="T11">e</text:span><text:span text:style-name="T4">.</text:span><text:span text:style-name="T22">preventDefault</text:span><text:span text:style-name="T4">();</text:span></text:p>
      <text:p text:style-name="P2"/>
      <text:p text:style-name="P2"><text:s text:c="8"/>Validation :</text:p>
      <text:p text:style-name="P2"/>
      <text:p text:style-name="P4"><text:span text:style-name="T24"><text:s text:c="5"/>if</text:span>(<text:span text:style-name="T17">name</text:span> <text:span text:style-name="T12">==</text:span><text:span text:style-name="T15">''</text:span> <text:span text:style-name="T12">||</text:span> <text:span text:style-name="T17">age</text:span> <text:span text:style-name="T12">==</text:span><text:span text:style-name="T15">''</text:span>){</text:p>
      <text:p text:style-name="P5">            <text:s text:c="4"/><text:span text:style-name="T21">alert</text:span><text:span text:style-name="T3">(</text:span><text:span text:style-name="T16">"invalid input"</text:span><text:span text:style-name="T3">)</text:span></text:p>
      <text:p text:style-name="P5">            <text:s text:c="2"/><text:span text:style-name="T25">return</text:span></text:p>
      <text:p text:style-name="P5">        <text:s text:c="3"/><text:span text:style-name="T3">}</text:span></text:p>
      <text:p text:style-name="P5"><text:span text:style-name="T3"/></text:p>
      <text:p text:style-name="P5"><text:s text:c="9"/><text:span text:style-name="T26">//find the index </text:span></text:p>
      <text:p text:style-name="P6"/>
      <text:p text:style-name="P5">        <text:span text:style-name="T8">let</text:span><text:span text:style-name="T3"> </text:span><text:span text:style-name="T10">index</text:span><text:span text:style-name="T3"> </text:span><text:span text:style-name="T13">=</text:span><text:span text:style-name="T3"> </text:span><text:span text:style-name="T18">array</text:span><text:span text:style-name="T3">.</text:span><text:span text:style-name="T21">map</text:span><text:span text:style-name="T3">((</text:span><text:span text:style-name="T10">e</text:span><text:span text:style-name="T3">)</text:span><text:span text:style-name="T8">=&gt;</text:span><text:span text:style-name="T3">{</text:span></text:p>
      <text:p text:style-name="P5">            <text:span text:style-name="T25">return</text:span><text:span text:style-name="T3"> </text:span><text:span text:style-name="T10">e</text:span><text:span text:style-name="T3">.</text:span><text:span text:style-name="T10">id</text:span></text:p>
      <text:p text:style-name="P5">        <text:span text:style-name="T3">}).</text:span><text:span text:style-name="T21">indexOf</text:span><text:span text:style-name="T3">(</text:span><text:span text:style-name="T18">id</text:span><text:span text:style-name="T3">)</text:span></text:p>
      <text:p text:style-name="P5"/>
      <text:p text:style-name="P5"><text:s text:c="8"/><text:span text:style-name="T8">let</text:span><text:span text:style-name="T3"> </text:span><text:span text:style-name="T10">a</text:span><text:span text:style-name="T3"> </text:span><text:span text:style-name="T13">=</text:span><text:span text:style-name="T3"> </text:span><text:span text:style-name="T18">array</text:span><text:span text:style-name="T3">[</text:span><text:span text:style-name="T10">index</text:span><text:span text:style-name="T3">]</text:span></text:p>
      <text:p text:style-name="P5"/>
      <text:p text:style-name="P2"><text:tab/>assign to state</text:p>
      <text:p text:style-name="P2"/>
      <text:p text:style-name="P1"><text:span text:style-name="T23"><text:s text:c="7"/></text:span><text:span text:style-name="T11">a</text:span><text:span text:style-name="T4">.</text:span><text:span text:style-name="T11">Name</text:span><text:span text:style-name="T4"> </text:span><text:span text:style-name="T14">=</text:span><text:span text:style-name="T4"> </text:span><text:span text:style-name="T19">name</text:span></text:p>
      <text:p text:style-name="P5">        <text:span text:style-name="T10">a</text:span><text:span text:style-name="T3">.</text:span><text:span text:style-name="T10">Age</text:span><text:span text:style-name="T3"> </text:span><text:span text:style-name="T13">=</text:span><text:span text:style-name="T3"> </text:span><text:span text:style-name="T18">age</text:span></text:p>
      <text:p text:style-name="P3"><text:span text:style-name="T20">history</text:span>(<text:span text:style-name="T15">"/"</text:span>)</text:p>
      <text:p text:style-name="P5"><text:span text:style-name="T18"/>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49S</meta:editing-duration>
    <meta:editing-cycles>8</meta:editing-cycles>
    <meta:generator>OpenOffice/4.1.9$Win32 OpenOffice.org_project/419m1$Build-9805</meta:generator>
    <dc:date>2024-03-29T13:22:50.96</dc:date>
    <dc:creator>Ayyappan </dc:creator>
    <meta:document-statistic meta:table-count="0" meta:image-count="0" meta:object-count="0" meta:page-count="1" meta:paragraph-count="35" meta:word-count="96" meta:character-count="882"/>
    <meta:user-defined meta:name="Info 1"/>
    <meta:user-defined meta:name="Info 2"/>
    <meta:user-defined meta:name="Info 3"/>
    <meta:user-defined meta:name="Info 4"/>
  </office:meta>
</office:document-meta>
</file>